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line-height="200%" fo:text-align="justify" style:justify-single-word="false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 fo:text-align="start" style:justify-single-word="false" fo:break-before="pag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Text_20_body" style:list-style-name="L1">
      <style:paragraph-properties fo:line-height="200%" fo:text-align="justify" style:justify-single-word="false"/>
    </style:style>
    <style:style style:name="P10" style:family="paragraph" style:parent-style-name="Text_20_body" style:list-style-name="L2">
      <style:paragraph-properties fo:line-height="200%" fo:text-align="justify" style:justify-single-word="false"/>
    </style:style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/>
      <text:p text:style-name="P5"/>
      <text:table-of-content text:style-name="Sect1" text:protected="true" text:name="Índice de conteúdos1">
        <text:table-of-content-source text:outline-level="10">
          <text:index-title-template text:style-name="Contents_20_Heading">Índice de conteúdo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údos1_Head">
            <text:p text:style-name="Contents_20_Heading">Índice de conteúdos</text:p>
          </text:index-title>
          <text:p text:style-name="P6">1. Introdução<text:tab/>3</text:p>
          <text:p text:style-name="P6">2. Contexto da Organização<text:tab/>5</text:p>
          <text:p text:style-name="P6">3. Requisitos Funcionais<text:tab/>7</text:p>
          <text:p text:style-name="P6">4. Requisitos Não-Funcionais<text:tab/>10</text:p>
          <text:p text:style-name="P6">5. Funcionalidades não comtempladas<text:tab/>10</text:p>
        </text:index-body>
      </text:table-of-content>
      <text:p text:style-name="P4"/>
      <text:h text:style-name="P8" text:outline-level="1">1. Introdução</text:h>
      <text:p text:style-name="P3">Este documento tem o objetivo de documentar os requisitos da Aplicação de Gestão de Issues, Releases e Timelog a implementar no âmbito do Projecto de Dissertação a realizar por Pedro de Almeida e Silva (aluno nº. 5182) no curso de Mestrado em Sistemas e Tecnologias de Informação para as Organizações da Escola Superior de Tecnologia de Viseu.</text:p>
      <text:p text:style-name="P3">Com o proliferar de aplicações informáticas nas Organizações, o registo de Pedidos de Desenvolvimento (os denominados issues), o controlo de Releases e o report de horas por parte das equipas de desenvolvimento (Timelog) é uma ferramenta importantíssima para a melhoria do processo de Desenvolvimento de Software, que permite aos Departamentos de Sistemas de Informação um melhor planeamento das versões, um melhor ajustamento dos Recursos Humanos envolvidos e sobretudo cumprir os prazos estipulados. </text:p>
      <text:p text:style-name="P3">As Organizações de média e grande dimensão possuem hoje (na sua grande maioria) um Departamento de Sistemas de Informação com uma ou mais equipas de Desenvolvimento constituídas. </text:p>
      <text:p text:style-name="P3">Pretende-se definir/modelar um processo de Desenvolvimento de Software moderno que vai de encontro às expetativas das Organizações atuais. O objetivo é materializar o processo numa aplicação informática. O Sistema de Informação a desenhar e implementar deve ser o resultado de <text:s/>um estudo aprofundado sobre as melhores práticas nos procedimentos de desenvolvimento, controlo de qualidade e entrega (passagem a produção) de um Sistema de Informação. <text:s/></text:p>
      <text:p text:style-name="P3">Este projeto de dissertação tem dois objetivos principais que vão dividir, no fundo, o trabalho em duas fases: </text:p>
      <text:list xml:id="list2673170410949698252" text:style-name="L1">
        <text:list-item>
          <text:p text:style-name="P9">Definição de um modelo de desenvolvimento aplicacional que abranja todas as áreas organizacionais; </text:p>
        </text:list-item>
        <text:list-item>
          <text:p text:style-name="P9"><text:soft-page-break/>Desenho/Implementação de um Sistema de Informação que permita suportar o modelo a definir. </text:p>
        </text:list-item>
      </text:list>
      <text:p text:style-name="P3">O modelo de desenvolvimento a propor deve envolver todas as áreas das Organizações, sobretudo as áreas de Sistemas de Informação, a área Organizacional (interface com as restantes áreas) e os restantes Departamentos responsáveis por cada aplicação. </text:p>
      <text:p text:style-name="P3">O modelo de desenvolvimento a propor não é novo nem inovador, pois nesta área já há muito que os processos estão bem definidos, mas é sobretudo um ajustamento das melhores práticas de desenvolvimento e uma integração contínua de metodologias. <text:s/></text:p>
      <text:p text:style-name="P3">Com a utilização generalizada de sistemas de informação na sociedade moderna, o controlo e a gestão dos pedidos dos utilizadores é essencial para que os sistemas possam evoluir de uma forma mais sustentada. <text:s/></text:p>
      <text:p text:style-name="P3">É necessário possuir mecanismos que confiram que os sistemas atendem às expectativas das pessoas no que diz respeito a qualidade e confiabilidade. <text:s/></text:p>
      <text:p text:style-name="P3">Deve existir um repositório central com os pedidos dos utilizadores, a aprovação dos pedidos por parte da Organização, o tracking do desenvolvimento, os testes efetuados e o report de passagem a produção, para que no futuro se possam ter algumas respostas pertinentes, sobretudo responder a questões de auditorias e dúvidas dos vários Departamentos da Organização. Este tracking é essencial para responder a questões como: </text:p>
      <text:list xml:id="list5962388446449585091" text:style-name="L2">
        <text:list-item>
          <text:p text:style-name="P10">Desde quando é que esta funcionalidade está em produção? </text:p>
        </text:list-item>
        <text:list-item>
          <text:p text:style-name="P10">Quem fez este pedido de desenvolvimento? </text:p>
        </text:list-item>
        <text:list-item>
          <text:p text:style-name="P10">Que pessoas estiveram envolvidas no desenvolvimento? </text:p>
        </text:list-item>
        <text:list-item>
          <text:p text:style-name="P10">Quem elaborou o plano de testes? </text:p>
        </text:list-item>
        <text:list-item>
          <text:p text:style-name="P10"><text:soft-page-break/>Quem executou o plano de testes? </text:p>
        </text:list-item>
        <text:list-item>
          <text:p text:style-name="P10">Quem fez a passagem a produção?</text:p>
        </text:list-item>
      </text:list>
      <text:p text:style-name="P3">São estas repostas e outras que a Aplicação vai ter que dar resposta.</text:p>
      <text:h text:style-name="Heading_20_1" text:outline-level="1">2. Contexto da Organização</text:h>
      <text:p text:style-name="Text_20_body">Por questões de confidencialidade não posso revelar o nome da Organização para a qual vai ser desenhada esta aplicação. No entanto, é importantissimo contextualizar o ambiente em que a empresa opera. Por isso, neste manual de requisitos e nos próximos a criar no âmbito desta dissertação a Organização vai ter o nome fictício de BestFinanceira. </text:p>
      <text:p text:style-name="Text_20_body">A BestFinanceira é uma empresa financeira, ligada ao ramo do financiamento de crédito automóvel. Com 10 anos de existência, tem consolidado a sua posição no crédito automóvel ao longo dos anos. O principal canal de entrada de propostas são os Parceiros (stands). Existem 3 tipos de financiamentos possíveis: crédito, ALD e Leasing, sendo o crédito o responsáel pela esmagadora maioria dos contratos.</text:p>
      <text:p text:style-name="Text_20_body">A Organização possui cerca 110 funcionários divididos por 17 departamentos.</text:p>
      <text:p text:style-name="Text_20_body">O Departamento de Informática é caracteriado por possuir 13 funcionários, divididos por 3 equipas de desenvolvimento e uma equipa de Adminsitração de Sistemas e Helpdesk. No âmbito deste projeto, o foco vai ser dado nas equipas de desnvolvimento, pois vão ser a principal área do Banco visada nesta aplicação, conjuntamente com o departamento de Organização.</text:p>
      <text:p text:style-name="Text_20_body">O Departamento de Organização possui 4 colaboradores, dá suporte e apoio a todos os Departamentos do Banco, serve de itermediário entre o Departamento de Informação e os restantes Departamentos da empresa. O principal papel do Departamento de Organização é verificar se os pedidos de alteração a Sistemas de Informação fazem sentido, prioritizar os pedidos de <text:soft-page-break/>desenvolvimento, dar formação e suporte às áreas, ajudar os testes de aceitação/validação das alterações entre outras.</text:p>
      <text:p text:style-name="Text_20_body">Os restantes Departamentos são:</text:p>
      <text:list xml:id="list3756359252064996598" text:style-name="L3">
        <text:list-item>
          <text:p text:style-name="P11">Administração</text:p>
        </text:list-item>
        <text:list-item>
          <text:p text:style-name="P11">Auditoria</text:p>
        </text:list-item>
        <text:list-item>
          <text:p text:style-name="P11">Contact Center</text:p>
        </text:list-item>
        <text:list-item>
          <text:p text:style-name="P11">Cobranças</text:p>
        </text:list-item>
        <text:list-item>
          <text:p text:style-name="P11">Análise de crédito</text:p>
        </text:list-item>
        <text:list-item>
          <text:p text:style-name="P11">Finanças e Tesouraria</text:p>
        </text:list-item>
        <text:list-item>
          <text:p text:style-name="P11">Gestão de Garantias</text:p>
        </text:list-item>
        <text:list-item>
          <text:p text:style-name="P11">Recursos Humanos</text:p>
        </text:list-item>
        <text:list-item>
          <text:p text:style-name="P11">Legal &amp; Compliance</text:p>
        </text:list-item>
        <text:list-item>
          <text:p text:style-name="P11">Contencioso</text:p>
        </text:list-item>
        <text:list-item>
          <text:p text:style-name="P11">Operações</text:p>
        </text:list-item>
        <text:list-item>
          <text:p text:style-name="P11">Permanent Control &amp; Operational Risk</text:p>
        </text:list-item>
        <text:list-item>
          <text:p text:style-name="P11">P&amp;M</text:p>
        </text:list-item>
        <text:list-item>
          <text:p text:style-name="P11">Risco</text:p>
        </text:list-item>
        <text:list-item>
          <text:p text:style-name="P11">Comercial</text:p>
        </text:list-item>
      </text:list>
      <text:p text:style-name="Text_20_body">A nível de Aplicações Informáticas, a BestFinanciera possui várias, mas as duas mais importantes <text:soft-page-break/>são: uma aplicação de Gestão de Propostas e uma aplicação de Gestão de Contratos. A primeira gere toda a fase de recolha de proposta, aprovação, rejeição e ativação do contrato. A segunda é a aplicação de gestão de carteira do contrato. </text:p>
      <text:h text:style-name="Heading_20_1" text:outline-level="1">3. Requisitos Funcionais</text:h>
      <text:list xml:id="list8093857164796007717" text:style-name="L4">
        <text:list-item>
          <text:p text:style-name="P12">O sistema deve permitir que qualquer utilizador da Organização registe um pedido de desenvolvimento;</text:p>
        </text:list-item>
        <text:list-item>
          <text:p text:style-name="P12">O sistema deve atribuir automaticamente um identificador sequencial a cada issue;</text:p>
        </text:list-item>
        <text:list-item>
          <text:p text:style-name="P12">O sistema deve obrigar a especificar qual a aplicação a que o pedido de desenvolvimento se refere;</text:p>
        </text:list-item>
        <text:list-item>
          <text:p text:style-name="P12">O sistema deve obrigar a especificar um tipo de desenvolvimento;</text:p>
        </text:list-item>
        <text:list-item>
          <text:p text:style-name="P12">O sistema deve gravar automaticamente o user e a data de criação do issue;</text:p>
        </text:list-item>
        <text:list-item>
          <text:p text:style-name="P12">O sistema deve permitir que qualquer utilizador poça atribuir o issue a outra pessoa (por exemplo para esclarecer uma dúvida);</text:p>
        </text:list-item>
        <text:list-item>
          <text:p text:style-name="P12">O sistema deve permitir criar watches sobre pedidos de desenvolvimento;</text:p>
        </text:list-item>
        <text:list-item>
          <text:p text:style-name="P12">O sistema deve permitir criar tags sobre pedidos de desenvolvimento;</text:p>
        </text:list-item>
        <text:list-item>
          <text:p text:style-name="P12">O sistema deve permitir atribuir um issue a um utilizador da ORG (responsável ORG), deve ficar registado o histórico caso exista mais de um user envolvido;</text:p>
        </text:list-item>
        <text:list-item>
          <text:p text:style-name="P12">O sistema deve permitir atribuir um issue a um utilizador do IT (responsável pelo desenvolvimento), deve ficar registado o histórico caso exista mais de um user envolvido;</text:p>
        </text:list-item>
        <text:list-item>
          <text:p text:style-name="P12">O sistema deve permitir que exista um owner por aplicação num determinado momento, também deve ser possível consultar o histórico;</text:p>
        </text:list-item>
        <text:list-item>
          <text:p text:style-name="P12"><text:soft-page-break/>O sistema deve permitir que o Departamento de Organização aceite ou rejeite o pedido de desenvolvimento;</text:p>
        </text:list-item>
        <text:list-item>
          <text:p text:style-name="P12">O Departamento de Sistemas de Informação só poderá avançar com a implementação do issue após aprovação da Organização;</text:p>
        </text:list-item>
        <text:list-item>
          <text:p text:style-name="P12">O sistema deve permitir ao departamento de Informação implementar os pedidos de desenvolvimento que tiveram luz verde para avançar (aceitação da ORG);</text:p>
        </text:list-item>
        <text:list-item>
          <text:p text:style-name="P12">O sistema deve permitir o registo/gestão de todas as dúvidas, por parte de todos os envolvidos no processo;</text:p>
        </text:list-item>
        <text:list-item>
          <text:p text:style-name="P12">Os sistema deve possuir um workflow de estados devidamente validado;</text:p>
        </text:list-item>
        <text:list-item>
          <text:p text:style-name="P12">O sistema deve registar o histórico de estados e todos os campos envolvidos, para ser possível em qualquer altura visualizar e contextualizar as alterações;</text:p>
        </text:list-item>
        <text:list-item>
          <text:p text:style-name="P12">O sistema deve auditar todas as alterações nos issues;</text:p>
        </text:list-item>
        <text:list-item>
          <text:p text:style-name="P12">Deve ser possível adicionar notas nos issues, por parte de todos os utilizadores;</text:p>
        </text:list-item>
        <text:list-item>
          <text:p text:style-name="P12">Deve ser possível anexar ficheiros nos issues, por parte de todos os utilizadores;</text:p>
        </text:list-item>
        <text:list-item>
          <text:p text:style-name="P12">Deve ser possível criar planos de testes a executar (a criar por ORG ou IT);</text:p>
        </text:list-item>
        <text:list-item>
          <text:p text:style-name="P12">Deve ser possível editar/anexar o resultado dos testes;</text:p>
        </text:list-item>
        <text:list-item>
          <text:p text:style-name="P12">O sistema deve implementar segregação de funções, nomeadamente a 3 níveis: quem efetua o pedido de desenvolvimento, quem aprova o pedido de desenvolvimento e quem o implementa;</text:p>
        </text:list-item>
        <text:list-item>
          <text:p text:style-name="P12">Deve ser possível registar as área afetadas pelo pedido de desenvolvimento;</text:p>
        </text:list-item>
        <text:list-item>
          <text:p text:style-name="P12">Deve ser obrigatório especificar uma estimativa para os issues que vão para <text:soft-page-break/>desenvolvimento;</text:p>
        </text:list-item>
        <text:list-item>
          <text:p text:style-name="P12">Deve ser possível definir uma data limite de implementação;</text:p>
        </text:list-item>
        <text:list-item>
          <text:p text:style-name="P12">Sistema deve permitir notificar user envolvidos no issue através de email (sistema de notificações);</text:p>
        </text:list-item>
        <text:list-item>
          <text:p text:style-name="P12">O Sistema deve permitir criar uma Release;</text:p>
        </text:list-item>
        <text:list-item>
          <text:p text:style-name="P12">O Sistema deve permitir adicionar 1 ou mais issues a uma Release;</text:p>
        </text:list-item>
        <text:list-item>
          <text:p text:style-name="P12">O Sistema deve permitir estipular uma data previda para deploy da Release (data estimada para qualidade e data estimada para produção);</text:p>
        </text:list-item>
        <text:list-item>
          <text:p text:style-name="P12">O Sstema deve implementar um worklow de estados na Release;</text:p>
        </text:list-item>
        <text:list-item>
          <text:p text:style-name="P12">O Sistema deve permitir criar uma Relase Note com base na implementação da Release;</text:p>
        </text:list-item>
        <text:list-item>
          <text:p text:style-name="P12">O Sistema deve permitir notificar os utilizadores envolvidos (sistema de notificações), por exemplo, notificar a equipa de HelpDesk com a data do deploy;</text:p>
        </text:list-item>
        <text:list-item>
          <text:p text:style-name="P12">O Sistema deve permitir adicionar notas nas Relases;</text:p>
        </text:list-item>
        <text:list-item>
          <text:p text:style-name="P12">O Sistema deve permitir adicionar ficheiros as Release;</text:p>
        </text:list-item>
        <text:list-item>
          <text:p text:style-name="P12">O sistema deve permitir catalogar ficheiros das Releases;</text:p>
        </text:list-item>
        <text:list-item>
          <text:p text:style-name="P12">O sistema dever permitir</text:p>
        </text:list-item>
        <text:list-item>
          <text:p text:style-name="P12">O Sistema deve permitir o registo de 8 horas diárias aos envolvidos em projetos de desenvolvimeto;</text:p>
        </text:list-item>
        <text:list-item>
          <text:p text:style-name="P12">O Sistema deve permitir o registo de horas com base nos issues em que os envolvidos estiveram afetados;</text:p>
        </text:list-item>
        <text:list-item>
          <text:p text:style-name="P12"><text:soft-page-break/>O Sitema deve permitir clonar registos de horas;</text:p>
        </text:list-item>
        <text:list-item>
          <text:p text:style-name="P12">O Sistema deve criar um relatório mensal de horas;</text:p>
        </text:list-item>
        <text:list-item>
          <text:p text:style-name="P12">O Sistema deve ter um mecanismo de alerta mensal, que indique os utilizadores que possuem registos inválidos;</text:p>
        </text:list-item>
      </text:list>
      <text:h text:style-name="Heading_20_1" text:outline-level="1">4. Requisitos Não-Funcionais</text:h>
      <text:list xml:id="list4122194835830633995" text:style-name="L5">
        <text:list-item>
          <text:p text:style-name="P13">A aplicação tem que possuir mecanismo de autenticação integrado</text:p>
        </text:list-item>
        <text:list-item>
          <text:p text:style-name="P13">A aplicação tem que ser rápida (bom desenpenho)</text:p>
        </text:list-item>
        <text:list-item>
          <text:p text:style-name="P13">A aplicação deve ter uma alta disponibilidade</text:p>
        </text:list-item>
        <text:list-item>
          <text:p text:style-name="P13">A aplicação tem que permitir links diretos para os issues, relases e timelog</text:p>
        </text:list-item>
        <text:list-item>
          <text:p text:style-name="P13">A aplicação deve ser intuitiva e fácil de utilizar</text:p>
        </text:list-item>
        <text:list-item>
          <text:p text:style-name="P13">A aplicação deve ser multiplataforma (ser possível aceder através de qualquer dispositivo, por exemplo um telemovel)</text:p>
        </text:list-item>
      </text:list>
      <text:p text:style-name="Text_20_body"/>
      <text:h text:style-name="Heading_20_1" text:outline-level="1">5. Funcionalidades não comtempladas</text:h>
      <text:p text:style-name="Text_20_body"/>
      <text:p text:style-name="Text_20_body"><text:a xlink:type="simple" xlink:href="http://www.devmedia.com.br/artigo-engenharia-de-software-10-documento-de-requisitos/11909" text:style-name="Internet_20_link" text:visited-style-name="Visited_20_Internet_20_Link">http://www.devmedia.com.br/artigo-engenharia-de-software-10-documento-de-requisitos/11909</text:a></text:p>
      <text:p text:style-name="Text_20_body"><text:a xlink:type="simple" xlink:href="http://www.ebah.com.br/content/ABAAAAbMIAD/documentos-requisitos-engenharia-software" text:style-name="Internet_20_link" text:visited-style-name="Visited_20_Internet_20_Link">http://www.ebah.com.br/content/ABAAAAbMIAD/documentos-requisitos-engenharia-software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line-height="200%" fo:text-align="justify" style:justify-single-word="false" style:page-number="auto" fo:background-color="transparent" style:shadow="none">
        <style:tab-stops/>
        <style:background-image/>
      </style:paragraph-properties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istema de Gestão de Issues, Releases e TimeLog </text:p>
      </style:header>
      <style:footer>
        <text:p text:style-name="MP2">- <text:page-number text:select-page="current">1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37M58S</meta:editing-duration>
    <meta:editing-cycles>20</meta:editing-cycles>
    <meta:generator>OpenOffice/4.1.2$Win32 OpenOffice.org_project/412m3$Build-9782</meta:generator>
    <dc:date>2016-04-10T22:19:59.89</dc:date>
    <dc:creator>Pedro Silva</dc:creator>
    <meta:document-statistic meta:table-count="0" meta:image-count="0" meta:object-count="0" meta:page-count="10" meta:paragraph-count="104" meta:word-count="1639" meta:character-count="10395"/>
    <meta:user-defined meta:name="Info 1"/>
    <meta:user-defined meta:name="Info 2"/>
    <meta:user-defined meta:name="Info 3"/>
    <meta:user-defined meta:name="Info 4"/>
  </office:meta>
</office:document-meta>
</file>